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56d8" officeooo:paragraph-rsid="001a56d8"/>
    </style:style>
    <style:style style:name="T1" style:family="text">
      <style:text-properties officeooo:rsid="00185f85"/>
    </style:style>
    <style:style style:name="T2" style:family="text">
      <style:text-properties officeooo:rsid="001bda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<text:span text:style-name="T2">9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7T12:58:36.831000000</meta:creation-date>
    <dc:date>2023-10-10T17:54:24.525000000</dc:date>
    <meta:editing-duration>PT8H50M34S</meta:editing-duration>
    <meta:editing-cycles>5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" meta:word-count="1" meta:character-count="2" meta:non-whitespace-character-count="2"/>
  </office:meta>
</office:document-meta>
</file>